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36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41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0" table:number-columns-repeated="7"/>
          <table:table-cell table:number-columns-repeated="249"/>
        </table:table-row>
        <table:table-row table:style-name="ro4">
          <table:table-cell table:style-name="ce10" table:number-columns-repeated="7"/>
          <table:table-cell table:number-columns-repeated="249"/>
        </table:table-row>
        <table:table-row table:style-name="ro1">
          <table:table-cell table:style-name="ce11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11"/>
          <table:table-cell table:style-name="ce44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12" office:value-type="string" calcext:value-type="string" table:number-columns-spanned="6" table:number-rows-spanned="1">
            <text:p>ArangoDB</text:p>
          </table:table-cell>
          <table:covered-table-cell table:number-columns-repeated="5" table:style-name="ce12"/>
          <table:table-cell table:style-name="ce45" table:formula="of:=SUM([.G8:.G126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13" table:number-columns-spanned="6" table:number-rows-spanned="1"/>
          <table:covered-table-cell table:number-columns-repeated="5" table:style-name="ce13"/>
          <table:table-cell table:style-name="ce10"/>
          <table:table-cell table:number-columns-repeated="249"/>
        </table:table-row>
        <table:table-row table:style-name="ro6">
          <table:table-cell table:style-name="ce14" table:number-columns-repeated="6"/>
          <table:table-cell table:style-name="ce10"/>
          <table:table-cell table:number-columns-repeated="249"/>
        </table:table-row>
        <table:table-row-group>
          <table:table-row table:style-name="ro4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table:formula="of:=[$'Category Ranking'.B9]" office:value-type="float" office:value="1" calcext:value-type="float">
              <text:p>1</text:p>
            </table:table-cell>
            <table:table-cell table:style-name="ce19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19"/>
            <table:table-cell table:style-name="ce8" table:formula="of:=[$'Category Ranking'.D9]" office:value-type="percentage" office:value="0.3333" calcext:value-type="percentage">
              <text:p>33.33%</text:p>
            </table:table-cell>
            <table:table-cell table:style-name="ce41" table:formula="of:=SUM([.F11:.F53])" office:value-type="float" office:value="3.5" calcext:value-type="float">
              <text:p>3.5</text:p>
            </table:table-cell>
            <table:table-cell table:style-name="ce16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or Clase</text:p>
              </table:table-cell>
              <table:table-cell table:style-name="ce5" office:value-type="string" calcext:value-type="string">
                <text:p>Yes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11]*[.E11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0"/>
                <table:table-cell table:style-name="ce17" table:number-columns-repeated="5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22"/>
                <table:table-cell table:style-name="ce42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6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úblicos por Clase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22]*[.E22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Profundidad de jerarquía en el árbol de herencia</text:p>
              </table:table-cell>
              <table:table-cell table:style-name="ce5"/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33]*[.E33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Acoplamiento entre objetos</text:p>
              </table:table-cell>
              <table:table-cell table:style-name="ce5"/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44]*[.E44]" office:value-type="float" office:value="0.75" calcext:value-type="float">
                <text:p>0.7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6"/>
              <table:table-cell table:style-name="ce24" table:number-columns-repeated="3"/>
              <table:table-cell table:style-name="ce39"/>
              <table:table-cell table:style-name="ce16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2" calcext:value-type="float">
              <text:p>2</text:p>
            </table:table-cell>
            <table:table-cell table:style-name="ce19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19"/>
            <table:table-cell table:style-name="ce8" table:formula="of:=[$'Category Ranking'.D10]" office:value-type="percentage" office:value="0.3333" calcext:value-type="percentage">
              <text:p>33.33%</text:p>
            </table:table-cell>
            <table:table-cell table:style-name="ce16" table:formula="of:=SUM([.F59:.F79])" office:value-type="float" office:value="0.9999" calcext:value-type="float">
              <text:p>1</text:p>
            </table:table-cell>
            <table:table-cell table:style-name="ce16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Líneas por Clase</text:p>
              </table:table-cell>
              <table:table-cell table:style-name="ce5" office:value-type="string" calcext:value-type="string">
                <text:p>Yes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59]*[.E59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7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omplejidad Ciclomática de McCabe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70]*[.E70]" office:value-type="float" office:value="0.9999" calcext:value-type="float">
                <text:p>1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/>
                <table:table-cell table:style-name="ce10"/>
                <table:table-cell table:number-columns-repeated="249"/>
              </table:table-row>
              <table:table-row table:style-name="ro8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ódigo Duplicado</text:p>
              </table:table-cell>
              <table:table-cell table:style-name="ce5" office:value-type="string" calcext:value-type="string">
                <text:p>No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100 y <text:s/>500 tokens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0"/>
                <table:table-cell table:style-name="ce40" office:value-type="float" office:value="1" calcext:value-type="float">
                  <text:p>1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3" calcext:value-type="float">
              <text:p>3</text:p>
            </table:table-cell>
            <table:table-cell table:style-name="ce19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19"/>
            <table:table-cell table:style-name="ce8" table:formula="of:=[$'Category Ranking'.D11]" office:value-type="percentage" office:value="0.3333" calcext:value-type="percentage">
              <text:p>33.33%</text:p>
            </table:table-cell>
            <table:table-cell table:style-name="ce16" table:formula="of:=SUM([.F97:.F126])" office:value-type="float" office:value="0" calcext:value-type="float">
              <text:p>0</text:p>
            </table:table-cell>
            <table:table-cell table:style-name="ce16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Anchura de Líneas de Código</text:p>
              </table:table-cell>
              <table:table-cell table:style-name="ce5" office:value-type="string" calcext:value-type="string">
                <text:p>Just one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97]*[.E97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1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4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Existencia de Tabuladores</text:p>
              </table:table-cell>
              <table:table-cell table:style-name="ce5" office:value-type="string" calcext:value-type="string">
                <text:p>20 or more commits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08]*[.E108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 table:number-columns-repeated="2"/>
              <table:table-cell table:number-columns-repeated="248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Utilización de Nombres de variables</text:p>
              </table:table-cell>
              <table:table-cell table:style-name="ce5" office:value-type="string" calcext:value-type="string">
                <text:p>&gt; 50%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18]*[.E118]" office:value-type="float" office:value="0" calcext:value-type="float">
                <text:p>0</text:p>
              </table:table-cell>
              <table:table-cell table:style-name="ce10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 table:number-columns-repeated="2"/>
                <table:table-cell table:number-columns-repeated="248"/>
              </table:table-row>
              <table:table-row table:style-name="ro1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9">
                <table:table-cell table:style-name="ce10"/>
                <table:table-cell table:style-name="ce22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/>
                <table:table-cell table:style-name="ce23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9:25:50.166123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9:51:21.822543312</dc:date>
    <meta:print-date>2005-07-25T11:10:23</meta:print-date>
    <dc:language>en-US</dc:language>
    <meta:editing-cycles>156</meta:editing-cycles>
    <meta:editing-duration>PT7H40M17S</meta:editing-duration>
    <dc:creator>sarroutbi </dc:creator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